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CIÓN <text:s/>DE <text:s/>LAS <text:s/>UNIDADES <text:s/>DE <text:s/>ALMACENAMIENTO</text:p>
      <text:p text:style-name="Standard"/>
      <text:p text:style-name="Standard"/>
      <text:p text:style-name="P2"><text:tab/>Para manipular, insertar o extraer las unidades de almacenamiento deben tenerse en cuenta las siguientes consideraciones:</text:p>
      <text:p text:style-name="P2"/>
      <text:list xml:id="list18499057141" text:style-name="L1">
        <text:list-item>
          <text:list>
            <text:list-item>
              <text:p text:style-name="P4">Evitar los problemas derivados de la electricidad estática: coger los dispositivos por los laterales y no tocar ninguno de sus chips.</text:p>
            </text:list-item>
          </text:list>
        </text:list-item>
      </text:list>
      <text:p text:style-name="P2"/>
      <text:list xml:id="list304823719" text:continue-numbering="true" text:style-name="L1">
        <text:list-item>
          <text:list>
            <text:list-item>
              <text:p text:style-name="P4">Utilizar los tornillos adecuados.</text:p>
            </text:list-item>
          </text:list>
        </text:list-item>
      </text:list>
      <text:p text:style-name="P2"/>
      <text:list xml:id="list1593468789" text:continue-numbering="true" text:style-name="L1">
        <text:list-item>
          <text:list>
            <text:list-item>
              <text:p text:style-name="P4">No apretar excesivamente los tornillos.</text:p>
            </text:list-item>
          </text:list>
        </text:list-item>
      </text:list>
      <text:p text:style-name="P2"/>
      <text:list xml:id="list1676194372" text:continue-numbering="true" text:style-name="L1">
        <text:list-item>
          <text:list>
            <text:list-item>
              <text:p text:style-name="P4">Seguir las indicaciones del fabricante. Algunos discos no admiten ciertas posiciones.</text:p>
            </text:list-item>
          </text:list>
        </text:list-item>
      </text:list>
      <text:p text:style-name="P2"/>
      <text:list xml:id="list1334316916" text:continue-numbering="true" text:style-name="L1">
        <text:list-item>
          <text:list>
            <text:list-item>
              <text:p text:style-name="P4">Conectar y desconectar los buses y tomas de corriente con cuidad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6T10:06:06</meta:creation-date>
    <dc:date>2014-04-02T23:40:22</dc:date>
    <dc:creator>santiago </dc:creator>
    <meta:editing-duration>PT1H23M41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7" meta:word-count="79" meta:character-count="534" meta:non-whitespace-character-count="461"/>
  </office:meta>
</office:document-meta>
</file>